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sans-serif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細明體" fo:font-size="12pt" fo:letter-spacing="normal" fo:font-weight="normal" style:font-name-asian="細明體" style:font-size-asian="12pt" style:font-style-asian="normal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細明體" fo:font-size="12pt" fo:letter-spacing="normal" fo:font-weight="normal" style:font-name-asian="細明體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0pt" fo:font-weight="bold"/>
    </style:style>
    <style:style style:name="P4" style:family="paragraph" style:parent-style-name="Standard">
      <style:text-properties style:font-name="細明體" fo:font-size="12pt" fo:font-weight="normal" style:font-name-asian="細明體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細明體" fo:font-size="12pt" fo:letter-spacing="normal" fo:font-weight="bold" style:font-name-asian="細明體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細明體" fo:font-size="12pt" fo:font-weight="normal" style:font-name-asian="細明體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000000" style:font-name="細明體" fo:font-size="12pt" fo:letter-spacing="normal" fo:font-style="normal" fo:font-weight="normal" style:font-name-asian="細明體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499cm"/>
      <style:text-properties style:font-name="細明體" fo:font-size="12pt" fo:font-weight="normal" style:font-name-asian="細明體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style:font-name="細明體" fo:font-size="12pt" fo:font-weight="bold" style:font-name-asian="細明體" style:font-size-asian="12pt" style:language-asian="zh" style:country-asian="TW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fo:font-style="normal"/>
    </style:style>
    <style:style style:name="T4" style:family="text">
      <style:text-properties style:font-style-asian="normal"/>
    </style:style>
    <style:style style:name="T5" style:family="text">
      <style:text-properties style:font-name="verdana" fo:font-style="normal"/>
    </style:style>
    <style:style style:name="T6" style:family="text">
      <style:text-properties style:font-name="verdana" fo:font-size="12pt" fo:font-style="normal"/>
    </style:style>
    <style:style style:name="T7" style:family="text">
      <style:text-properties style:font-name="verdana" fo:font-size="12pt" fo:font-style="normal" fo:font-weight="bold"/>
    </style:style>
    <style:style style:name="T8" style:family="text">
      <style:text-properties style:font-name="verdana" fo:font-size="10pt" fo:font-style="normal" fo:font-weight="bold"/>
    </style:style>
    <style:style style:name="T9" style:family="text">
      <style:text-properties style:font-name-asian="verdana" style:font-style-asian="normal"/>
    </style:style>
    <style:style style:name="T10" style:family="text">
      <style:text-properties style:font-name-asian="verdana" style:font-size-asian="12pt" style:font-style-asian="normal"/>
    </style:style>
    <style:style style:name="T11" style:family="text">
      <style:text-properties style:font-name-asian="verdana" style:font-size-asian="12pt" style:font-style-asian="normal" style:font-weight-asian="bold"/>
    </style:style>
    <style:style style:name="T12" style:family="text">
      <style:text-properties style:font-name-asian="verdana" style:font-size-asian="10pt" style:font-style-asian="normal" style:font-weight-asian="bold"/>
    </style:style>
    <style:style style:name="T13" style:family="text">
      <style:text-properties fo:font-size="12pt"/>
    </style:style>
    <style:style style:name="T14" style:family="text">
      <style:text-properties style:font-size-asian="12pt"/>
    </style:style>
    <style:style style:name="T15" style:family="text">
      <style:text-properties fo:font-size="10pt" fo:font-weight="bold"/>
    </style:style>
    <style:style style:name="T16" style:family="text">
      <style:text-properties style:font-size-asian="10pt" style:font-weight-asian="bold"/>
    </style:style>
    <style:style style:name="T17" style:family="text">
      <style:text-properties fo:font-variant="normal" fo:text-transform="none" fo:color="#000000" style:font-name="verdana" fo:font-size="12pt" fo:letter-spacing="normal" fo:font-style="normal"/>
    </style:style>
    <style:style style:name="T18" style:family="text">
      <style:text-properties fo:font-variant="normal" fo:text-transform="none" fo:color="#000000" style:font-name="verdana" fo:font-size="10pt" fo:letter-spacing="normal" fo:font-style="normal" fo:font-weight="bold"/>
    </style:style>
    <style:style style:name="T19" style:family="text">
      <style:text-properties fo:font-variant="normal" fo:text-transform="none" fo:color="#000000" style:font-name="verdana" fo:letter-spacing="normal" fo:font-style="normal"/>
    </style:style>
    <style:style style:name="T20" style:family="text">
      <style:text-properties fo:font-variant="normal" fo:text-transform="none" fo:color="#000000" style:font-name="verdana" fo:letter-spacing="normal" fo:font-style="normal" fo:font-weight="bold"/>
    </style:style>
    <style:style style:name="T21" style:family="text">
      <style:text-properties fo:font-variant="normal" fo:text-transform="none" fo:color="#000000" fo:letter-spacing="normal" style:font-name-asian="verdana" style:font-size-asian="12pt" style:font-style-asian="normal"/>
    </style:style>
    <style:style style:name="T22" style:family="text">
      <style:text-properties fo:font-variant="normal" fo:text-transform="none" fo:color="#000000" fo:letter-spacing="normal" style:font-name-asian="verdana" style:font-style-asian="normal"/>
    </style:style>
    <style:style style:name="T23" style:family="text">
      <style:text-properties fo:font-variant="normal" fo:text-transform="none" fo:color="#000000" fo:letter-spacing="normal" fo:font-style="normal"/>
    </style:style>
    <style:style style:name="T24" style:family="text">
      <style:text-properties fo:font-variant="normal" fo:text-transform="none" fo:color="#000000" fo:letter-spacing="normal" style:font-style-asian="normal"/>
    </style:style>
    <style:style style:name="T25" style:family="text">
      <style:text-properties style:language-asian="zh" style:country-asian="TW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5">個人</text:span><text:span text:style-name="T4">簡介 </text:span><text:span text:style-name="T3">- </text:span><text:span text:style-name="T4">陳鍾誠</text:span></text:p>
      <text:p text:style-name="P4"/>
      <text:p text:style-name="P1">目前任教於金門大學資工系，喜歡寫「網誌、程式與電子書」，不喜歡「寫論文與接國科會計畫」。</text:p>
      <text:p text:style-name="P4"/>
      <text:p text:style-name="P2"><text:span text:style-name="T4">現在負責主編「</text:span><text:span text:style-name="T3">[</text:span><text:span text:style-name="T4">程式人雜誌</text:span><text:span text:style-name="T3">]</text:span><text:span text:style-name="T4">」，同時撰寫一系列 </text:span><text:span text:style-name="T3">[</text:span><text:span text:style-name="T4">「電子資訊領域的創作共用電子書」</text:span><text:span text:style-name="T3">]</text:span><text:span text:style-name="T4">，並且致力於執行沒有經費的「 </text:span><text:span text:style-name="T3">[</text:span><text:span text:style-name="T4">開放電腦計畫</text:span><text:span text:style-name="T3">]</text:span><text:span text:style-name="T4">」，</text:span></text:p>
      <text:p text:style-name="P1">希望透過這些既有知識的傳播改變台灣的大學教育，讓下一代具備堅強的實務能力。</text:p>
      <text:p text:style-name="P4"/>
      <text:p text:style-name="P4"><text:span text:style-name="T23">* </text:span><text:span text:style-name="T24">網誌： </text:span><text:span text:style-name="T23">&lt;http://ccckmit.wikidot.com/&gt;</text:span></text:p>
      <text:p text:style-name="P2"><text:span text:style-name="T3">* </text:span><text:span text:style-name="T4">臉書： </text:span><text:span text:style-name="T3">&lt;https://www.facebook.com/ccckmit&gt;</text:span></text:p>
      <text:p text:style-name="P2"><text:span text:style-name="T3">* </text:span><text:span text:style-name="T4">社團： 程式人雜誌 </text:span><text:span text:style-name="T3">-- &lt;https://www.facebook.com/groups/programmerMagazine/&gt;</text:span></text:p>
      <text:p text:style-name="P4"><text:line-break/></text:p>
      <text:p text:style-name="P4"/>
      <text:p text:style-name="P8"/>
      <text:p text:style-name="P9">陳鍾誠於 SITCON 2014 的演講摘要：</text:p>
      <text:p text:style-name="P4"/>
      <text:p text:style-name="P4">一個大學教授，如果不寫論文，不申請國科會計畫，那他可以做甚麼呢？<text:line-break/><text:line-break/>當然、這個世界不是只有論文與國科會計畫，可以做的事情還有很多！</text:p>
      <text:p text:style-name="P4"/>
      <text:p text:style-name="P4">最重要的當然是教書，隨著時代演進，我從寫網誌、寫書、寫教材，逐漸開始進入程式類科普教育的領域。<text:line-break/><text:line-break/>2009 年，我出了第一本紙本書「系統程式」，然後、我開始想要自己做一台電腦，然後教學生怎麼自己做一台電腦，於是啟動了「開放電腦計畫」。</text:p>
      <text:p text:style-name="P4"/>
      <text:p text:style-name="P4">後來、我發覺開放電腦計畫的產品，不應該</text:p>
      <text:p text:style-name="P4">是一台電腦，也不是一堆程式，而是一本教大家怎麼自己做電腦，包含所有軟硬體設計過程的書。<text:line-break/><text:line-break/>所以、我寫了「開放電腦計畫 -- 計算機軟硬體結構」這本書，而且一直到現在，都還沒有全部完成，或許、這本書永遠都不會完成也說不定 .....<text:line-break/><text:line-break/>接著、在 2012 年底，我們創辦了「程式人雜誌」，直到現在，每個月初一，我都會把雜誌放上 github，然後分享到「程式人雜誌」社團與我的 facebook 上，</text:p>
      <text:p text:style-name="P4">雖然我們的 facebook 社團已經有了 6000 人，但是、我並不知道這本雜誌真正的讀者有多少。</text:p>
      <text:p text:style-name="P4"/>
      <text:p text:style-name="P4">今天、我想與大家分享的，就是在這些寫作與出版的過程當中，所得到的一些經驗 .....</text:p>
      <text:p text:style-name="P7"/>
      <text:p text:style-name="P6"><text:span text:style-name="T23">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verdana" svg:font-family="verdana, sans-serif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微軟正黑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08:05:58.99</meta:creation-date>
    <dc:date>2014-01-20T08:32:46.90</dc:date>
    <meta:editing-duration>PT11M36S</meta:editing-duration>
    <meta:editing-cycles>2</meta:editing-cycles>
    <meta:generator>LibreOffice/3.5$Windows_x86 LibreOffice_project/7122e39-92ed229-498d286-15e43b4-d70da21</meta:generator>
    <meta:document-statistic meta:table-count="0" meta:image-count="0" meta:object-count="0" meta:page-count="2" meta:paragraph-count="16" meta:word-count="302" meta:character-count="819" meta:non-whitespace-character-count="779"/>
  </office:meta>
</office:document-meta>
</file>